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e" style:master-page-name="MP0" style:family="paragraph">
      <style:paragraph-properties fo:widows="0" fo:orphans="0" fo:break-before="page" fo:line-height="150%"/>
    </style:style>
    <style:style style:name="P2" style:parent-style-name="Normale" style:family="paragraph">
      <style:paragraph-properties fo:widows="0" fo:orphans="0" fo:line-height="150%" fo:margin-left="0.4916in">
        <style:tab-stops/>
      </style:paragraph-properties>
    </style:style>
    <style:style style:name="T3" style:parent-style-name="Car.predefinitoparagrafo" style:family="text">
      <style:text-properties fo:font-weight="bold" style:font-weight-asian="bold" style:font-weight-complex="bold"/>
    </style:style>
    <style:style style:name="P4" style:parent-style-name="Normale" style:family="paragraph">
      <style:paragraph-properties fo:widows="0" fo:orphans="0" fo:line-height="150%" fo:margin-left="0.4916in">
        <style:tab-stops/>
      </style:paragraph-properties>
    </style:style>
    <style:style style:name="T5" style:parent-style-name="Car.predefinitoparagrafo" style:family="text">
      <style:text-properties fo:font-weight="bold" style:font-weight-asian="bold" style:font-weight-complex="bold"/>
    </style:style>
    <style:style style:name="P6" style:parent-style-name="Normale" style:family="paragraph">
      <style:paragraph-properties fo:widows="0" fo:orphans="0" fo:line-height="150%" fo:margin-left="0.4916in">
        <style:tab-stops/>
      </style:paragraph-properties>
    </style:style>
    <style:style style:name="T7" style:parent-style-name="Car.predefinitoparagrafo" style:family="text">
      <style:text-properties fo:font-weight="bold" style:font-weight-asian="bold" style:font-weight-complex="bold"/>
    </style:style>
    <style:style style:name="P8" style:parent-style-name="Normale" style:family="paragraph">
      <style:paragraph-properties fo:widows="0" fo:orphans="0" fo:line-height="150%"/>
    </style:style>
    <style:style style:name="T9" style:parent-style-name="Car.predefinitoparagrafo" style:family="text">
      <style:text-properties fo:font-weight="bold" style:font-weight-asian="bold" style:font-weight-complex="bold"/>
    </style:style>
    <style:style style:name="P10" style:parent-style-name="Normale" style:family="paragraph">
      <style:paragraph-properties fo:widows="0" fo:orphans="0" fo:line-height="150%"/>
    </style:style>
    <style:style style:name="T11" style:parent-style-name="Car.predefinitoparagrafo" style:family="text">
      <style:text-properties fo:font-weight="bold" style:font-weight-asian="bold" style:font-weight-complex="bold"/>
    </style:style>
    <style:style style:name="P12" style:parent-style-name="Normale" style:family="paragraph">
      <style:paragraph-properties fo:widows="0" fo:orphans="0" fo:line-height="150%"/>
    </style:style>
    <style:style style:name="T13" style:parent-style-name="Car.predefinitoparagrafo" style:family="text">
      <style:text-properties fo:font-weight="bold" style:font-weight-asian="bold" style:font-weight-complex="bold"/>
    </style:style>
    <style:style style:name="P14" style:parent-style-name="Normale" style:family="paragraph">
      <style:paragraph-properties fo:widows="0" fo:orphans="0" fo:line-height="150%"/>
    </style:style>
    <style:style style:name="T15" style:parent-style-name="Car.predefinitoparagrafo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In ogni cartella sono presenti tre file:</text:p>
      <text:p text:style-name="P2">-<text:s/><text:span text:style-name="T3">daStampare.diy</text:span></text:p>
      <text:p text:style-name="P4">-<text:s/><text:span text:style-name="T5">stampato.diy</text:span></text:p>
      <text:p text:style-name="P6">-<text:s/><text:span text:style-name="T7">finale.diy</text:span></text:p>
      <text:p text:style-name="P8">Il file<text:s/><text:span text:style-name="T9">daStampare.diy</text:span><text:s/>contiene lo schema che va stampato sulla PCB (è ottenuto facendo uno specchiamento orizzontale del file stampato.diy).</text:p>
      <text:p text:style-name="P10">Il file<text:s/><text:span text:style-name="T11">stampato.diy</text:span><text:s/>contiene lo schema ottenuto sulla PCB dopo aver stampato il file daStampare.diy.</text:p>
      <text:p text:style-name="P12">Il file<text:s/><text:span text:style-name="T13">finale.diy</text:span><text:s/>contiene le modifiche (resistenze, led, jumper) che vanno fatte sullo schema stampato.</text:p>
      <text:p text:style-name="P14">Nel file<text:s/><text:span text:style-name="T15">finale.diy</text:span><text:s/>i componenti aggiuntivi (led e resistenze) sono visibili ma in realtà andranno posizionati nella parte opposta della PCB, mentre i jumper andranno creati dalla parte del rame. I cerchi neri (quelli pieni) non sono fori da eseguire ma indicano semplicemente che in quel punto bisognerà effettuare una saldatura (per u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mone Sganzerla</meta:initial-creator>
    <dc:creator>Simone Sganzerla</dc:creator>
    <meta:creation-date>2017-08-12T11:28:00Z</meta:creation-date>
    <dc:date>2017-08-12T11:28:00Z</dc:date>
    <meta:template xlink:href="Normal.dotm" xlink:type="simple"/>
    <meta:editing-cycles>5</meta:editing-cycles>
    <meta:editing-duration>PT0S</meta:editing-duration>
    <meta:document-statistic meta:page-count="1" meta:paragraph-count="1" meta:word-count="115" meta:character-count="773" meta:row-count="5" meta:non-whitespace-character-count="659"/>
  </office:meta>
</office:document-meta>
</file>